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ma do Projeto: <text:span text:style-name="Strong_20_Emphasis">Análise da Correlação entre Armas de Fogo Ilegais e Criminalidade no Brasil</text:span></text:h>
      <text:h text:style-name="Heading_20_4" text:outline-level="4">Objetivo Geral:</text:h>
      <text:p text:style-name="Text_20_body">Explorar a relação entre a presença de armas de fogo ilegais e a taxa de criminalidade nas regiões do Brasil, modelando e analisando esses fatores como redes complexas.</text:p>
      <text:h text:style-name="Heading_20_4" text:outline-level="4">Objetivos Específicos:</text:h>
      <text:list text:style-name="L1">
        <text:list-item>
          <text:p text:style-name="P1">Modelar as conexões entre diferentes tipos de crimes e a apreensão de armas de fogo ilegais em diversas unidades federativas (UFs) brasileiras.</text:p>
        </text:list-item>
        <text:list-item>
          <text:p text:style-name="P1">Analisar padrões geográficos e temporais para identificar regiões com alta correlação entre a criminalidade e a presença de armas de fogo.</text:p>
        </text:list-item>
        <text:list-item>
          <text:p text:style-name="P2">Detectar componentes conexas e analisar a centralidade de estados e crimes específicos em relação à presença de armas ilegais.</text:p>
        </text:list-item>
      </text:list>
      <text:h text:style-name="Heading_20_4" text:outline-level="4">Impacto Social:</text:h>
      <text:p text:style-name="Text_20_body">Este projeto pode contribuir para o desenvolvimento de políticas públicas de segurança mais eficientes, ao fornecer evidências empíricas sobre a relação entre armas ilegais e o aumento da criminalidade em determinadas regiões.</text:p>
      <text:h text:style-name="Heading_20_4" text:outline-level="4">Ferramentas Utilizadas:</text:h>
      <text:list text:style-name="L2">
        <text:list-item>
          <text:p text:style-name="P3"><text:span text:style-name="Strong_20_Emphasis">Bibgrafo</text:span>: Para modelagem e estruturação dos dados como grafos.</text:p>
        </text:list-item>
        <text:list-item>
          <text:p text:style-name="P3"><text:span text:style-name="Strong_20_Emphasis">Gephi</text:span>: Para visualização e análise das propriedades do grafo.</text:p>
        </text:list-item>
        <text:list-item>
          <text:p text:style-name="P4"><text:span text:style-name="Strong_20_Emphasis">NetworkX</text:span>: Para análises adicionais das propriedades dos grafos, como centralidade e detecção de comunidades.</text:p>
        </text:list-item>
      </text:list>
      <text:h text:style-name="Heading_20_4" text:outline-level="4">Descrição do Formato dos Dados:</text:h>
      <text:list text:style-name="L3">
        <text:list-item>
          <text:p text:style-name="P5"><text:span text:style-name="Strong_20_Emphasis">Ocorrências com Armas de Fogo</text:span>: Dados categorizados por UF, tipo de ocorrência (ex: apreensão, furto), data e características da arma.</text:p>
        </text:list-item>
        <text:list-item>
          <text:p text:style-name="P6"><text:span text:style-name="Strong_20_Emphasis">Crimes por Estado no Brasil</text:span>: Dados categorizados por UF, tipo de crime, data, e quantidade de ocorrências.</text:p>
        </text:list-item>
      </text:list>
      <text:h text:style-name="Heading_20_4" text:outline-level="4">Transformação dos Dados em Grafo:</text:h>
      <text:list text:style-name="L4">
        <text:list-item>
          <text:p text:style-name="P7">Vértices: Unidades federativas (UFs) e tipos de crimes.</text:p>
        </text:list-item>
        <text:list-item>
          <text:p text:style-name="P7">Arestas: Relações entre a presença de armas ilegais em uma UF e a ocorrência de determinados tipos de crimes.</text:p>
        </text:list-item>
        <text:list-item>
          <text:p text:style-name="P8">Pesos das arestas: Frequência das apreensões de armas e a quantidade de crimes em uma determinada região.</text:p>
        </text:list-item>
      </text:list>
      <text:h text:style-name="Heading_20_4" text:outline-level="4">Características Analisadas:</text:h>
      <text:list text:style-name="L5">
        <text:list-item>
          <text:p text:style-name="P9"><text:span text:style-name="Strong_20_Emphasis">Centralidade</text:span>: Identificação das UFs com maior influência tanto em termos de apreensões de armas quanto de ocorrências criminais.</text:p>
        </text:list-item>
        <text:list-item>
          <text:p text:style-name="P9"><text:span text:style-name="Strong_20_Emphasis">Componentes Conexas</text:span>: Detecção de regiões com alta interconexão entre crimes e apreensões.</text:p>
        </text:list-item>
        <text:list-item>
          <text:p text:style-name="P10"><text:soft-page-break/><text:span text:style-name="Strong_20_Emphasis">Comunidades</text:span>: Identificação de grupos de estados onde a relação entre crimes e apreensões é mais forte.</text:p>
        </text:list-item>
      </text:list>
      <text:h text:style-name="Heading_20_4" text:outline-level="4">Proposta de Otimização:</text:h>
      <text:p text:style-name="Text_20_body">Com base na análise, o projeto pode sugerir estratégias regionais para redução da criminalidade, como maior foco em operações de apreensão de armas em estados identificados como centrais para a disseminação de crimes violentos.</text:p>
      <text:h text:style-name="Heading_20_4" text:outline-level="4">Apresentação dos Resultados:</text:h>
      <text:p text:style-name="Text_20_body">Os resultados serão apresentados em um relatório detalhado, contendo gráficos e visualizações de grafos, além de uma apresentação em vídeo destacando os principais achados e propost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5:22:48.647000000</meta:creation-date>
    <dc:date>2024-08-24T15:28:09.846000000</dc:date>
    <meta:editing-duration>PT5M22S</meta:editing-duration>
    <meta:editing-cycles>1</meta:editing-cycles>
    <meta:document-statistic meta:table-count="0" meta:image-count="0" meta:object-count="0" meta:page-count="2" meta:paragraph-count="28" meta:word-count="396" meta:character-count="2593" meta:non-whitespace-character-count="2239"/>
    <meta:generator>LibreOffice/24.8.0.3$Windows_X86_64 LibreOffice_project/0bdf1299c94fe897b119f97f3c613e9dca6be583</meta:generator>
  </office:meta>
</office:document-meta>
</file>